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line draw:style-name="gr3" draw:text-style-name="P1" draw:layer="layout" svg:x1="3.033cm" svg:y1="15.343cm" svg:x2="3.02cm" svg:y2="1.122cm">
          <text:p/>
        </draw:line>
        <draw:line draw:style-name="gr3" draw:text-style-name="P1" draw:layer="layout" svg:x1="22.234cm" svg:y1="15.344cm" svg:x2="22.221cm" svg:y2="1.123cm">
          <text:p/>
        </draw:line>
        <draw:line draw:style-name="gr4" draw:text-style-name="P1" draw:layer="layout" svg:x1="1.203cm" svg:y1="5.158cm" svg:x2="23.84cm" svg:y2="10.663cm">
          <text:p/>
        </draw:line>
        <draw:line draw:style-name="gr4" draw:text-style-name="P1" draw:layer="layout" svg:x1="1.47cm" svg:y1="13.336cm" svg:x2="23.492cm" svg:y2="1.363cm">
          <text:p/>
        </draw:line>
        <draw:line draw:style-name="gr4" draw:text-style-name="P1" draw:layer="layout" svg:x1="1.47cm" svg:y1="9.14cm" svg:x2="24.107cm" svg:y2="9.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30T12:17:58.792598049</dc:date>
    <dc:creator>elucterio </dc:creator>
    <meta:editing-duration>PT12H19M49S</meta:editing-duration>
    <meta:editing-cycles>13</meta:editing-cycles>
    <meta:generator>LibreOffice/4.2.8.2$Linux_X86_64 LibreOffice_project/420m0$Build-2</meta:generator>
    <meta:document-statistic meta:object-count="10"/>
  </office:meta>
</office:document-meta>
</file>